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1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avid M. Piza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February 7, 1892</text:p>
      <text:p text:style-name="P6">Month<text:tab/><text:tab/><text:tab/><text:tab/><text:tab/><text:tab/>February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195 Lexington Ave,/</text:p>
      <text:p text:style-name="P3">New York, 7th. Feb. 1892./</text:p>
      <text:p text:style-name="P4">Dear Dr. Morais,/</text:p>
      <text:p text:style-name="P4"><text:tab/>I shall endeavour to be at/ the lecture tomorrow afternoon; and hope/ that nothing will prevent me, because/ besides the usual pleasure of listening/ to you and the special one of meeting you/ for the first time since your recovery, on/ which I beg to congratulate you, I ex/pect a treat from so rich a subject as/ "The Bible" affords./</text:p>
      <text:p text:style-name="P4"><text:tab/>If you can make it convenient to spare/ me a little time for private conversation,/ it would also gratify me, and may lead/ to important results for the welfare of the/ Seminary. <text:s/>You are aware that for fear/</text:p>
      <text:p text:style-name="P4"/>
      <text:p text:style-name="P4">[Page 2]</text:p>
      <text:p text:style-name="P4">of intruding, I deprived myself for a long time/ of the pleasure of taking as active an interest/ in <text:soft-page-break/>consolidating the Association as I did when/ it was projected. <text:s/>But you having since asked/ me to resume my humble efforts, and promised/ me your support, I think you will not find/ unjustifiable my desire to see the scope of/ the institution enlarged to the extent I had/ in view when you proposed its establish-/ment, so that its proportions may be of/ commanding influence in Judaism D. V./ <text:s/>Yours truly,/ David M. Piza./</text:p>
      <text:p text:style-name="P4">Rev. Dr. S. Morais,/</text:p>
      <text:p text:style-name="P4"><text:tab/>Philadelphi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5:28:06.94</meta:creation-date>
    <meta:document-statistic meta:table-count="0" meta:image-count="0" meta:object-count="0" meta:page-count="3" meta:paragraph-count="70" meta:word-count="376" meta:character-count="2448"/>
    <dc:date>2011-11-30T15:33:27.05</dc:date>
    <dc:creator>Penn Libraries</dc:creator>
    <meta:editing-duration>PT00H05M20S</meta:editing-duration>
    <meta:editing-cycles>1</meta:editing-cycles>
    <meta:generator>OpenOffice.org/3.2$Win32 OpenOffice.org_project/320m12$Build-9483</meta:generator>
  </office:meta>
</office:document-meta>
</file>